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3" office:value-type="string" calcext:value-type="string">
            <text:p>Midterm Grade 3</text:p>
          </table:table-cell>
          <table:table-cell table:style-name="ce3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number-columns-repeated="4"/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[.Q3]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84375" calcext:value-type="float">
            <text:p>0.84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/100+[.O3]*0.1+[.P3]*0.1+[.Q3]*0.1+[.R3]*0.1+[.S3]*0.1+[.T3]*0.15+AVERAGE([.U3:.AG3])*0.15" office:value-type="float" office:value="0.808336944444445" calcext:value-type="float">
            <text:p>0.8083369444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/100+[.O4]*0.1+[.P4]*0.1+[.Q4]*0.1+[.R4]*0.1+[.S4]*0.1+[.T4]*0.15+AVERAGE([.U4:.AG4])*0.15" office:value-type="float" office:value="0.936753333333333" calcext:value-type="float">
            <text:p>0.9367533333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number-columns-repeated="4"/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5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/100+[.O5]*0.1+[.P5]*0.1+[.Q5]*0.1+[.R5]*0.1+[.S5]*0.1+[.T5]*0.15+AVERAGE([.U5:.AG5])*0.15" office:value-type="float" office:value="0.900763888888889" calcext:value-type="float">
            <text:p>0.9007638889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number-columns-repeated="4"/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6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/100+[.O6]*0.1+[.P6]*0.1+[.Q6]*0.1+[.R6]*0.1+[.S6]*0.1+[.T6]*0.15+AVERAGE([.U6:.AG6])*0.15" office:value-type="float" office:value="0.7859375" calcext:value-type="float">
            <text:p>0.7859375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number-columns-repeated="4"/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7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/100+[.O7]*0.1+[.P7]*0.1+[.Q7]*0.1+[.R7]*0.1+[.S7]*0.1+[.T7]*0.15+AVERAGE([.U7:.AG7])*0.15" office:value-type="float" office:value="0.857365277777778" calcext:value-type="float">
            <text:p>0.8573652778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8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/100+[.O8]*0.1+[.P8]*0.1+[.Q8]*0.1+[.R8]*0.1+[.S8]*0.1+[.T8]*0.15+AVERAGE([.U8:.AG8])*0.15" office:value-type="float" office:value="0.815254166666667" calcext:value-type="float">
            <text:p>0.8152541667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number-columns-repeated="4"/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/100+[.O9]*0.1+[.P9]*0.1+[.Q9]*0.1+[.R9]*0.1+[.S9]*0.1+[.T9]*0.15+AVERAGE([.U9:.AG9])*0.15" office:value-type="float" office:value="0.879659444444444" calcext:value-type="float">
            <text:p>0.8796594444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number-columns-repeated="4"/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[.Q10]" office:value-type="float" office:value="0.953125" calcext:value-type="float">
            <text:p>0.953125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953125" calcext:value-type="float">
            <text:p>0.953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/100+[.O10]*0.1+[.P10]*0.1+[.Q10]*0.1+[.R10]*0.1+[.S10]*0.1+[.T10]*0.15+AVERAGE([.U10:.AG10])*0.15" office:value-type="float" office:value="0.929547083333333" calcext:value-type="float">
            <text:p>0.9295470833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number-columns-repeated="4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1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/100+[.O11]*0.1+[.P11]*0.1+[.Q11]*0.1+[.R11]*0.1+[.S11]*0.1+[.T11]*0.15+AVERAGE([.U11:.AG11])*0.15" office:value-type="float" office:value="0.933259166666667" calcext:value-type="float">
            <text:p>0.9332591667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number-columns-repeated="4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2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/100+[.O12]*0.1+[.P12]*0.1+[.Q12]*0.1+[.R12]*0.1+[.S12]*0.1+[.T12]*0.15+AVERAGE([.U12:.AG12])*0.15" office:value-type="float" office:value="0.915775" calcext:value-type="float">
            <text:p>0.915775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number-columns-repeated="4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3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/100+[.O13]*0.1+[.P13]*0.1+[.Q13]*0.1+[.R13]*0.1+[.S13]*0.1+[.T13]*0.15+AVERAGE([.U13:.AG13])*0.15" office:value-type="float" office:value="0.951269444444444" calcext:value-type="float">
            <text:p>0.9512694444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number-columns-repeated="4"/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/100+[.O14]*0.1+[.P14]*0.1+[.Q14]*0.1+[.R14]*0.1+[.S14]*0.1+[.T14]*0.15+AVERAGE([.U14:.AG14])*0.15" office:value-type="float" office:value="0.964245555555556" calcext:value-type="float">
            <text:p>0.9642455556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number-columns-repeated="4"/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[.Q15]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/100+[.O15]*0.1+[.P15]*0.1+[.Q15]*0.1+[.R15]*0.1+[.S15]*0.1+[.T15]*0.15+AVERAGE([.U15:.AG15])*0.15" office:value-type="float" office:value="0.853917777777778" calcext:value-type="float">
            <text:p>0.8539177778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number-columns-repeated="4"/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6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/100+[.O16]*0.1+[.P16]*0.1+[.Q16]*0.1+[.R16]*0.1+[.S16]*0.1+[.T16]*0.15+AVERAGE([.U16:.AG16])*0.15" office:value-type="float" office:value="0.964096944444444" calcext:value-type="float">
            <text:p>0.9640969444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number-columns-repeated="4"/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[.Q17]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8125" calcext:value-type="float">
            <text:p>0.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/100+[.O17]*0.1+[.P17]*0.1+[.Q17]*0.1+[.R17]*0.1+[.S17]*0.1+[.T17]*0.15+AVERAGE([.U17:.AG17])*0.15" office:value-type="float" office:value="0.853019444444444" calcext:value-type="float">
            <text:p>0.8530194444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number-columns-repeated="4"/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18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/100+[.O18]*0.1+[.P18]*0.1+[.Q18]*0.1+[.R18]*0.1+[.S18]*0.1+[.T18]*0.15+AVERAGE([.U18:.AG18])*0.15" office:value-type="float" office:value="0.791544166666667" calcext:value-type="float">
            <text:p>0.7915441667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/100+[.O19]*0.1+[.P19]*0.1+[.Q19]*0.1+[.R19]*0.1+[.S19]*0.1+[.T19]*0.15+AVERAGE([.U19:.AG19])*0.15" office:value-type="float" office:value="0.873705" calcext:value-type="float">
            <text:p>0.873705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0"/>
        </table:table-row>
        <table:table-row table:style-name="ro1" table:number-rows-repeated="10485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5:35:31.132786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17T15:44:43.928451939</dc:date>
    <meta:editing-duration>PT3H20M42S</meta:editing-duration>
    <meta:editing-cycles>15</meta:editing-cycles>
    <meta:generator>LibreOffice/5.1.6.2$Linux_X86_64 LibreOffice_project/10m0$Build-2</meta:generator>
    <meta:document-statistic meta:table-count="1" meta:cell-count="567" meta:object-count="0"/>
  </office:meta>
</office:document-meta>
</file>